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row table:style-name="ro1">
          <table:table-cell table:number-columns-repeated="3" office:value-type="string" calcext:value-type="string">
            <text:p>total_detc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8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8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8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string" calcext:value-type="string">
            <text:p>99.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54:44.875521314</meta:creation-date>
    <dc:date>2019-06-02T11:12:24.989313630</dc:date>
    <meta:editing-duration>PT14H7M30S</meta:editing-duration>
    <meta:editing-cycles>1</meta:editing-cycles>
    <meta:document-statistic meta:table-count="1" meta:cell-count="108" meta:object-count="0"/>
    <meta:generator>LibreOffice/5.1.6.2$Linux_X86_64 LibreOffice_project/10m0$Build-2</meta:generator>
  </office:meta>
</office:document-meta>
</file>